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.0209in" fo:margin-right="0.0209in" fo:text-indent="0in" style:auto-text-indent="false"/>
    </style:style>
    <style:style style:name="T1" style:family="text">
      <style:text-properties loext:padding-left="0in" loext:padding-right="0in" loext:padding-top="0in" loext:padding-bottom="0.0193in" loext:border-left="none" loext:border-right="none" loext:border-top="none" loext:border-bottom="1.5pt solid #00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 loext:padding-left="0in" loext:padding-right="0in" loext:padding-top="0in" loext:padding-bottom="0.0193in" loext:border-left="none" loext:border-right="none" loext:border-top="none" loext:border-bottom="1.5pt solid #000000"/>
    </style:style>
    <style:style style:name="T4" style:family="text">
      <style:text-properties loext:padding-left="0.0417in" loext:padding-right="0in" loext:padding-top="0.0193in" loext:padding-bottom="0.0193in" loext:border-left="0.06pt solid #000000" loext:border-right="none" loext:border-top="0.06pt solid #000000" loext:border-bottom="0.06pt solid #000000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Multithreading with Pthreads</text:span>: The POSIX thread (pthread) libraries are a standard for creating threads in C within a Linux environment1. You can create multiple threads that can run concurrently, allowing you to utilize multiple cores.</text:p>
      <text:p text:style-name="P1"/>
      <text:p text:style-name="P1">#include &lt;pthread.h&gt;</text:p>
      <text:p text:style-name="P1"/>
      <text:p text:style-name="P1">void *myThreadFun(void *vargp)</text:p>
      <text:p text:style-name="P1">{</text:p>
      <text:p text:style-name="P1"><text:s text:c="4"/>// Perform task here</text:p>
      <text:p text:style-name="P1"><text:s text:c="4"/>return NULL;</text:p>
      <text:p text:style-name="P1">}</text:p>
      <text:p text:style-name="P1"/>
      <text:p text:style-name="P1">int main()</text:p>
      <text:p text:style-name="P1">{</text:p>
      <text:p text:style-name="P1"><text:s text:c="4"/>pthread_t thread_id;</text:p>
      <text:p text:style-name="P1"><text:s text:c="4"/>pthread_create(&amp;thread_id, NULL, myThreadFun, NULL);</text:p>
      <text:p text:style-name="P1"><text:s text:c="4"/>pthread_join(thread_id, NULL);</text:p>
      <text:p text:style-name="P1"><text:s text:c="4"/>return 0;</text:p>
      <text:p text:style-name="P1">}</text:p>
      <text:p text:style-name="P1"/>
      <text:p text:style-name="P1"><text:span text:style-name="T2">OpenMP</text:span>: OpenMP is an API that supports multi-platform shared memory multiprocessing programming in C2. It allows you to define blocks of code to be executed in parallel.</text:p>
      <text:p text:style-name="P1"/>
      <text:p text:style-name="P1">#include &lt;omp.h&gt;</text:p>
      <text:p text:style-name="P1"/>
      <text:p text:style-name="P1">int main()</text:p>
      <text:p text:style-name="P1">{</text:p>
      <text:p text:style-name="P1"><text:s text:c="4"/>#pragma omp parallel</text:p>
      <text:p text:style-name="P1"><text:s text:c="4"/>{</text:p>
      <text:p text:style-name="P1"><text:s text:c="8"/>// Code inside this region runs in parallel</text:p>
      <text:p text:style-name="P1"><text:s text:c="4"/>}</text:p>
      <text:p text:style-name="P1"><text:s text:c="4"/>return 0;</text:p>
      <text:p text:style-name="P1">}</text:p>
      <text:p text:style-name="P1"/>
      <text:p text:style-name="P1"><text:span text:style-name="T2">CPU Affinity with taskset</text:span>: The taskset command in Linux can be used to set or retrieve the CPU affinity of a running process3. This can be used to bind a process to a specific core.</text:p>
      <text:p text:style-name="P1"/>
      <text:p text:style-name="P1">taskset -c 2,3 ./my_program</text:p>
      <text:p text:style-name="P1"/>
      <text:p text:style-name="P1"/>
      <text:p text:style-name="P2"><text:span text:style-name="T3">Isolating CPUs with isolcpus:</text:span><text:span text:style-name="T1"> In a real-time system, you can isolate certain CPUs from the Linux scheduler, so your real-time tasks can run without interference from the kernel</text:span></text:p>
      <text:p text:style-name="P2"><text:span text:style-name="T1"/></text:p>
      <text:p text:style-name="P2"><text:span text:style-name="T1">isolcpus=4,5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05:47:25.636786801</meta:creation-date>
    <meta:generator>LibreOffice/24.2.1.2$MacOSX_AARCH64 LibreOffice_project/db4def46b0453cc22e2d0305797cf981b68ef5ac</meta:generator>
    <dc:date>2024-03-23T05:53:26.922661888</dc:date>
    <meta:editing-duration>PT6M1S</meta:editing-duration>
    <meta:editing-cycles>1</meta:editing-cycles>
    <meta:document-statistic meta:table-count="0" meta:image-count="0" meta:object-count="0" meta:page-count="1" meta:paragraph-count="28" meta:word-count="178" meta:character-count="1157" meta:non-whitespace-character-count="959"/>
  </office:meta>
</office:document-meta>
</file>